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fo:font-size="10pt" fo:language="de" fo:country="DE" style:font-size-asian="10pt" style:font-size-complex="10pt"/>
    </style:style>
    <style:style style:name="T1" style:family="text">
      <style:text-properties fo:font-style="italic" fo:font-weight="bold" style:font-weight-asian="bold" style:font-weight-complex="bold"/>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span text:style-name="T2">Georgakopoulos, D., Hornick, M., &amp; Sheth, A. (1995). An overview of workflow management: From process modeling to workflow automation infrastructure. </text:span><text:span text:style-name="T1">Distributed and Parallel Databases</text:span><text:span text:style-name="T2">, </text:span><text:span text:style-name="T1">3</text:span><text:span text:style-name="T2">(2), 119-153. Kluwer Academic Publishers</text:span> </text:p>
      <text:p text:style-name="P1"/>
      <text:p text:style-name="P1">Dieser Artikel bietet einen Überblick über Workflowmanagement. Es werden Definitionen bezüglich Grundbegriffe Workflowmanagement geliefter. Hierbei werden Defintionen aus Fachpresse, sowie eigene Definitionen herangezogen. Auch werden Workflowtechnologien, deren Methodologien, sowie Softwarebeispiele für <text:s/>Workflowmanagementsysteme aufgeführt.</text:p>
      <text:p text:style-name="P1">In erster Linie ist dieser Artikel auf Businessprozesse fokussiert. Die Autoren verwenden bei ihren Themen anschauliche Beispiele. Die diskutierten Technologien <text:s/>beziehen sich auf Prozessspezifikation und daraus generierter Workflow-implementation. Die Autoren wollen sich nur auf Technologien beschränken, welche <text:s/>Workflowmanagementtechnologien erheblich verbessen. Hierbei werden auch entsprechende Limitierungen, sowie Schwächen der Technologien und deren Software kritisch betrachtet. Als zwei wichte Technologien, welche mit bestehenden kommerzielle Workflowtechnologien kombieniert werden sollten sind Distributed Object Management (DOM) und Custom transaction Management(CTM).</text:p>
      <text:p text:style-name="P1">Dieser Artikel stellt eine gute Grundlage für das Assignment dar, weil Grundlegende Begriffe des Workflowmangement erklärt werden. Auch werden hier sinnvolle Verbesserungsvorschläge, für die zum Zeitpunkt der Veröffentlichung bestehenden Workflowmanagementsysteme, geliefert.</text:p>
      <text:p text:style-name="P1">Da dieser Artikel aus dem Jahr 1995 stammt, muss gegebenenfalls berücksichtigt werden, dass die hier Aufgeführten Mängel behoben worden sind. Selbst wenn diese Mängel behoben worden sind können diese aber immer noch als Bewertungskriterien für aktuelle Workflowmanagementsysteme herangezogen werden.</text:p>
      <text:p text:style-name="P1"><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09:40:39.63</meta:creation-date>
    <dc:date>2016-05-18T20:15:18.246000000</dc:date>
    <meta:editing-duration>PT2H16M36S</meta:editing-duration>
    <meta:editing-cycles>2</meta:editing-cycles>
    <meta:generator>LibreOffice/5.0.6.3$Windows_x86 LibreOffice_project/490fc03b25318460cfc54456516ea2519c11d1aa</meta:generator>
    <meta:document-statistic meta:table-count="0" meta:image-count="0" meta:object-count="0" meta:page-count="1" meta:paragraph-count="6" meta:word-count="207" meta:character-count="1831" meta:non-whitespace-character-count="1623"/>
  </office:meta>
</office:document-meta>
</file>